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e871" officeooo:paragraph-rsid="0011e87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09b7" officeooo:paragraph-rsid="001509b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e47a" officeooo:paragraph-rsid="0019e47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cbb96" officeooo:paragraph-rsid="001cbb9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089aa" officeooo:paragraph-rsid="002089a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22991e" officeooo:paragraph-rsid="0022991e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269f9b" officeooo:paragraph-rsid="00269f9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2ecedd" officeooo:paragraph-rsid="002eced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341882" officeooo:paragraph-rsid="00341882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375d05" officeooo:paragraph-rsid="00375d05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398c72" officeooo:paragraph-rsid="00398c72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bold" officeooo:rsid="003d6551" officeooo:paragraph-rsid="003d655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officeooo:rsid="003f46a5" officeooo:paragraph-rsid="003f46a5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bold" officeooo:rsid="004a4a0d" officeooo:paragraph-rsid="004a4a0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1b101" officeooo:paragraph-rsid="0011b10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1b101" officeooo:paragraph-rsid="0011b101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bold" officeooo:rsid="0016e63f" officeooo:paragraph-rsid="0016e63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6e63f" officeooo:paragraph-rsid="0016e63f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bold" officeooo:rsid="00170f5b" officeooo:paragraph-rsid="00170f5b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bold" officeooo:rsid="001833c6" officeooo:paragraph-rsid="001833c6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833c6" officeooo:paragraph-rsid="001833c6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133be6" officeooo:paragraph-rsid="00133be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3be6" officeooo:paragraph-rsid="00133be6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134118" officeooo:paragraph-rsid="0013411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34118" officeooo:paragraph-rsid="00134118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normal" officeooo:rsid="0016e63f" officeooo:paragraph-rsid="0016e63f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weight="normal" officeooo:rsid="001b8837" officeooo:paragraph-rsid="001b883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b8837" officeooo:paragraph-rsid="001b8837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weight="normal" officeooo:rsid="001bac20" officeooo:paragraph-rsid="001bac2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bac20" officeooo:paragraph-rsid="001bac20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weight="normal" officeooo:rsid="001d4edd" officeooo:paragraph-rsid="001d4edd" style:font-weight-asian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2pt" fo:font-weight="normal" officeooo:rsid="001fae05" officeooo:paragraph-rsid="001fae0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fae05" officeooo:paragraph-rsid="001fae05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2pt" fo:font-weight="normal" officeooo:rsid="00227079" officeooo:paragraph-rsid="00227079" style:font-weight-asian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3f9cc" officeooo:paragraph-rsid="0023f9cc" style:font-style-asian="normal" style:font-weight-asian="normal" style:font-style-complex="normal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69f9b" officeooo:paragraph-rsid="00269f9b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269f9b" officeooo:paragraph-rsid="00269f9b" style:font-style-asian="normal" style:font-weight-asian="normal" style:font-style-complex="normal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85d52" officeooo:paragraph-rsid="00285d52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285d52" officeooo:paragraph-rsid="00285d52" style:font-style-asian="normal" style:font-weight-asian="normal" style:font-style-complex="normal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a5b75" officeooo:paragraph-rsid="002a5b75" style:font-style-asian="normal" style:font-weight-asian="normal" style:font-style-complex="normal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cd074" officeooo:paragraph-rsid="002cd074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2cd074" officeooo:paragraph-rsid="002cd074" style:font-style-asian="normal" style:font-weight-asian="normal" style:font-style-complex="normal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066c2" officeooo:paragraph-rsid="003066c2" style:font-style-asian="normal" style:font-weight-asian="normal" style:font-style-complex="normal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1e886" officeooo:paragraph-rsid="0031e88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31e886" officeooo:paragraph-rsid="0031e886" style:font-style-asian="normal" style:font-weight-asian="normal" style:font-style-complex="normal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2b5f7" officeooo:paragraph-rsid="0032b5f7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32b5f7" officeooo:paragraph-rsid="0032b5f7" style:font-style-asian="normal" style:font-weight-asian="normal" style:font-style-complex="normal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355fe1" officeooo:paragraph-rsid="00355fe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355fe1" officeooo:paragraph-rsid="00355fe1" style:font-style-asian="normal" style:font-weight-asian="normal" style:font-style-complex="normal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38406a" officeooo:paragraph-rsid="0038406a" style:font-style-asian="normal" style:font-weight-asian="normal" style:font-style-complex="normal" style:font-weight-complex="normal"/>
    </style:style>
    <style:style style:name="P51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398c72" officeooo:paragraph-rsid="00398c72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398c72" officeooo:paragraph-rsid="00398c72" style:font-style-asian="normal" style:font-weight-asian="normal" style:font-style-complex="normal" style:font-weight-complex="normal"/>
    </style:style>
    <style:style style:name="P53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3a65fb" officeooo:paragraph-rsid="003a65fb" style:font-style-asian="normal" style:font-weight-asian="normal" style:font-style-complex="normal" style:font-weight-complex="normal"/>
    </style:style>
    <style:style style:name="P54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3a65fb" officeooo:paragraph-rsid="003a65fb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3a65fb" officeooo:paragraph-rsid="003a65fb" style:font-style-asian="normal" style:font-weight-asian="normal" style:font-style-complex="normal" style:font-weight-complex="normal"/>
    </style:style>
    <style:style style:name="P56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3e65ff" officeooo:paragraph-rsid="003e65ff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3e65ff" officeooo:paragraph-rsid="003e65ff" style:font-style-asian="normal" style:font-weight-asian="normal" style:font-style-complex="normal" style:font-weight-complex="normal"/>
    </style:style>
    <style:style style:name="P58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40f047" officeooo:paragraph-rsid="0040f047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normal" officeooo:rsid="0040f047" officeooo:paragraph-rsid="0040f047" style:font-style-asian="normal" style:font-weight-asian="normal" style:font-style-complex="normal" style:font-weight-complex="normal"/>
    </style:style>
    <style:style style:name="P60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40f9b2" officeooo:paragraph-rsid="0040f9b2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fo:font-weight="normal" officeooo:rsid="0040f9b2" officeooo:paragraph-rsid="0040f9b2" style:font-style-asian="normal" style:font-weight-asian="normal" style:font-style-complex="normal" style:font-weight-complex="normal"/>
    </style:style>
    <style:style style:name="P62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47893c" officeooo:paragraph-rsid="0047893c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fo:font-weight="normal" officeooo:rsid="0047893c" officeooo:paragraph-rsid="0047893c" style:font-style-asian="normal" style:font-weight-asian="normal" style:font-style-complex="normal" style:font-weight-complex="normal"/>
    </style:style>
    <style:style style:name="P64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4808f5" officeooo:paragraph-rsid="004808f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fo:font-weight="normal" officeooo:rsid="004808f5" officeooo:paragraph-rsid="004808f5" style:font-style-asian="normal" style:font-weight-asian="normal" style:font-style-complex="normal" style:font-weight-complex="normal"/>
    </style:style>
    <style:style style:name="P66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491fb1" officeooo:paragraph-rsid="00491fb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fo:font-weight="normal" officeooo:rsid="00491fb1" officeooo:paragraph-rsid="00491fb1" style:font-style-asian="normal" style:font-weight-asian="normal" style:font-style-complex="normal" style:font-weight-complex="normal"/>
    </style:style>
    <style:style style:name="P68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4aff57" officeooo:paragraph-rsid="004aff57" style:font-style-asian="normal" style:font-weight-asian="normal" style:font-style-complex="normal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fo:font-size="12pt" fo:font-style="normal" fo:font-weight="bold" officeooo:rsid="00227079" officeooo:paragraph-rsid="00227079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fo:font-weight="bold" officeooo:rsid="00227079" officeooo:paragraph-rsid="00227079" style:font-style-asian="normal" style:font-weight-asian="bold" style:font-style-complex="normal" style:font-weight-complex="bold"/>
    </style:style>
    <style:style style:name="P71" style:family="paragraph" style:parent-style-name="Standard" style:list-style-name="L9">
      <style:paragraph-properties fo:text-align="start" style:justify-single-word="false"/>
      <style:text-properties fo:font-size="12pt" fo:font-style="normal" fo:font-weight="bold" officeooo:rsid="00355fe1" officeooo:paragraph-rsid="00355fe1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fo:font-weight="bold" officeooo:rsid="00355fe1" officeooo:paragraph-rsid="00355fe1" style:font-style-asian="normal" style:font-weight-asian="bold" style:font-style-complex="normal" style:font-weight-complex="bold"/>
    </style:style>
    <style:style style:name="P73" style:family="paragraph" style:parent-style-name="Standard" style:list-style-name="L2">
      <style:paragraph-properties fo:text-align="start" style:justify-single-word="false"/>
      <style:text-properties officeooo:paragraph-rsid="0016e63f"/>
    </style:style>
    <style:style style:name="P74" style:family="paragraph" style:parent-style-name="Standard">
      <style:paragraph-properties fo:text-align="start" style:justify-single-word="false"/>
      <style:text-properties officeooo:paragraph-rsid="0040f9b2"/>
    </style:style>
    <style:style style:name="P75" style:family="paragraph" style:parent-style-name="Standard" style:list-style-name="L15">
      <style:paragraph-properties fo:text-align="start" style:justify-single-word="false"/>
      <style:text-properties officeooo:paragraph-rsid="0040f9b2"/>
    </style:style>
    <style:style style:name="P76" style:family="paragraph" style:parent-style-name="Standard" style:list-style-name="L17">
      <style:paragraph-properties fo:text-align="start" style:justify-single-word="false"/>
      <style:text-properties fo:font-weight="normal" officeooo:rsid="00455673" officeooo:paragraph-rsid="0045567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officeooo:rsid="0044106c" officeooo:paragraph-rsid="004410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officeooo:rsid="0016e63f" style:font-weight-asian="bold" style:font-weight-complex="bold"/>
    </style:style>
    <style:style style:name="T4" style:family="text">
      <style:text-properties fo:font-size="12pt" fo:font-weight="normal" officeooo:rsid="0016e63f" style:font-weight-asian="normal" style:font-weight-complex="normal"/>
    </style:style>
    <style:style style:name="T5" style:family="text">
      <style:text-properties fo:font-size="12pt" fo:font-style="normal" style:font-style-asian="normal" style:font-style-complex="normal"/>
    </style:style>
    <style:style style:name="T6" style:family="text">
      <style:text-properties fo:font-size="12pt" fo:font-style="normal" fo:font-weight="normal" officeooo:rsid="0040f9b2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2pt" fo:font-style="normal" fo:font-weight="bold" officeooo:rsid="0040f9b2" style:font-style-asian="normal" style:font-weight-asian="bold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SS - Flexbox</text:p>
      <text:p text:style-name="P16"/>
      <text:p text:style-name="P1">Flexbox</text:p>
      <text:list xml:id="list830358810" text:style-name="L1">
        <text:list-item>
          <text:p text:style-name="P22">The 'Flexbox' layout is an alternative to Floats for defining the appearance of a web page.</text:p>
          <text:list>
            <text:list-item>
              <text:p text:style-name="P22">Flexbox gives complete control over the alignment, direction, order, and size of the boxes.</text:p>
            </text:list-item>
          </text:list>
        </text:list-item>
      </text:list>
      <text:p text:style-name="P23"/>
      <text:list xml:id="list190743991818838" text:continue-numbering="true" text:style-name="L1">
        <text:list-item>
          <text:p text:style-name="P24">Flexbox should be used to lay out websites as much as possible, only using floats when you need text to flow around a box. (magazine-style layout)</text:p>
        </text:list-item>
      </text:list>
      <text:p text:style-name="P25"/>
      <text:p text:style-name="P2">Flexbox Overview</text:p>
      <text:list xml:id="list2133302575" text:style-name="L2">
        <text:list-item>
          <text:p text:style-name="P26">Flexbox uses two types of boxes: <text:span text:style-name="T1">flex containers</text:span> and <text:span text:style-name="T1">flex items.</text:span></text:p>
          <text:p text:style-name="P26"><text:span text:style-name="T1"/></text:p>
        </text:list-item>
        <text:list-item>
          <text:p text:style-name="P73"><text:span text:style-name="T3">flex containers : </text:span><text:span text:style-name="T4">Groups a bunch of flex items together and define how they are positioned.</text:span></text:p>
          <text:p text:style-name="P17"><text:span text:style-name="T2"/></text:p>
        </text:list-item>
        <text:list-item>
          <text:p text:style-name="P17">flex items<text:span text:style-name="T2"> </text:span>: <text:span text:style-name="T2">Elements that are a direct child of a flex container.</text:span></text:p>
          <text:list>
            <text:list-item>
              <text:p text:style-name="P17"><text:span text:style-name="T2">Flex items can be manipulated individually, but their layout is mostly determined by the parent flex container.</text:span></text:p>
            </text:list-item>
            <text:list-item>
              <text:p text:style-name="P17"><text:span text:style-name="T2">The purpose of flex items are to inform the container how many items needs to be positioned.</text:span></text:p>
            </text:list-item>
          </text:list>
        </text:list-item>
      </text:list>
      <text:p text:style-name="P18"><text:span text:style-name="T2"/></text:p>
      <text:list xml:id="list190743680910678" text:continue-numbering="true" text:style-name="L2">
        <text:list-item>
          <text:p text:style-name="P19"><text:span text:style-name="T2">Flexbox works on the premise of nested boxes. You align a bunch of flex items inside a container, and they become flex container themselves for their own items.</text:span></text:p>
          <text:list>
            <text:list-item>
              <text:p text:style-name="P20"><text:span text:style-name="T2">The fundamentals is based on deeply nested boxes.</text:span></text:p>
            </text:list-item>
          </text:list>
        </text:list-item>
      </text:list>
      <text:p text:style-name="P21"><text:span text:style-name="T2"/></text:p>
      <text:p text:style-name="P3">Flex Containers</text:p>
      <text:list xml:id="list2620414147" text:style-name="L3">
        <text:list-item>
          <text:p text:style-name="P27">To turn a HTML element into a flex container, use the <text:span text:style-name="T1">display: flex</text:span> property on the element.</text:p>
          <text:list>
            <text:list-item>
              <text:p text:style-name="P27">Giving it a value of <text:span text:style-name="T1">flex</text:span> tells the browser that everything in the box should be rendered with <text:s/>flexbox instead of the default box model.</text:p>
            </text:list-item>
            <text:list-item>
              <text:p text:style-name="P27">The element must be either a flex container or flex item for the flex properties to function.</text:p>
            </text:list-item>
          </text:list>
        </text:list-item>
      </text:list>
      <text:p text:style-name="P28"/>
      <text:list xml:id="list190742117056014" text:continue-numbering="true" text:style-name="L3">
        <text:list-item>
          <text:p text:style-name="P29">Explicitly defining flex containers means you can mix and match flexbox with other layout models (floats, grid, etc..)</text:p>
        </text:list-item>
      </text:list>
      <text:p text:style-name="P30"/>
      <text:p text:style-name="P4">Aligning A Flex Item</text:p>
      <text:list xml:id="list53818639" text:style-name="L4">
        <text:list-item>
          <text:p text:style-name="P31">The <text:span text:style-name="T1">justify-content</text:span> property is used to define the horizontal alignment of the flex items within the flex container.</text:p>
          <text:list>
            <text:list-item>
              <text:p text:style-name="P31">This property has the same effect as adding an - <text:span text:style-name="T1">margin: 0 auto;</text:span> onto the child element.</text:p>
            </text:list-item>
            <text:list-item>
              <text:p text:style-name="P31">The <text:span text:style-name="T1">justify-content</text:span> property is placed onto the parent element (flex container) rather than the child element.</text:p>
              <text:p text:style-name="P31"/>
            </text:list-item>
          </text:list>
        </text:list-item>
        <text:list-item>
          <text:p text:style-name="P32">Other <text:span text:style-name="T1">justify-content</text:span> values: <text:span text:style-name="T10">flex-start | center | flex-end | space-around | space-between</text:span></text:p>
          <text:list>
            <text:list-item>
              <text:p text:style-name="P32"><text:span text:style-name="T11">These place flex-items in different locations within the flex container.</text:span></text:p>
            </text:list-item>
            <text:list-item>
              <text:p text:style-name="P32"><text:span text:style-name="T11">Options like [ </text:span><text:span text:style-name="T10">space-around | space-between</text:span><text:span text:style-name="T11"> ] will only function when there are multiple flex-items in a container.</text:span></text:p>
            </text:list-item>
          </text:list>
        </text:list-item>
      </text:list>
      <text:p text:style-name="P33"><text:span text:style-name="T11"/></text:p>
      <text:p text:style-name="P5"><text:span text:style-name="T11">Distributing Multiple Flex Items</text:span></text:p>
      <text:list xml:id="list2491561618" text:style-name="L5">
        <text:list-item>
          <text:p text:style-name="P34"><text:span text:style-name="T11">The </text:span><text:span text:style-name="T12">justify-content</text:span><text:span text:style-name="T11"> property lets you distribute items equally inside a container.</text:span></text:p>
          <text:list>
            <text:list-item>
              <text:p text:style-name="P69"><text:soft-page-break/>space-around : <text:span text:style-name="T2">Distributes items across its entire width equally. (equal margins on both sides)</text:span></text:p>
            </text:list-item>
            <text:list-item>
              <text:p text:style-name="P69">space-between : <text:span text:style-name="T2">Distributes items equally, but only adds extra space between items. (margins on outer sides are nott affected)</text:span></text:p>
            </text:list-item>
          </text:list>
        </text:list-item>
      </text:list>
      <text:p text:style-name="P70"><text:span text:style-name="T2"/></text:p>
      <text:p text:style-name="P70"><text:span text:style-name="T2"/></text:p>
      <text:p text:style-name="P6">Grouping Flex Items</text:p>
      <text:list xml:id="list371219645" text:style-name="L6">
        <text:list-item>
          <text:p text:style-name="P35">Flex containers only know how to position elements one level deep (child elements).</text:p>
          <text:list>
            <text:list-item>
              <text:p text:style-name="P35">This means you can group flex items together to create a flex-item that is a container of many more flex-items.</text:p>
              <text:p text:style-name="P35"/>
            </text:list-item>
          </text:list>
        </text:list-item>
        <text:list-item>
          <text:p text:style-name="P36">When grouping items within a flex container, it becomes both a flex-item and a flex-container.</text:p>
          <text:list>
            <text:list-item>
              <text:p text:style-name="P36">You will need to insert the <text:span text:style-name="T1">display: flex</text:span> property into the flex-item however.</text:p>
            </text:list-item>
          </text:list>
        </text:list-item>
      </text:list>
      <text:p text:style-name="P37"/>
      <text:p text:style-name="P7">Cross-Axis (Veritcal) Alignment</text:p>
      <text:list xml:id="list2347335315" text:style-name="L7">
        <text:list-item>
          <text:p text:style-name="P38">Flex containers are able to define the vertical alignment of their items.</text:p>
          <text:list>
            <text:list-item>
              <text:p text:style-name="P38">The official specification calls this alignment, 'cross-axis' alignment.</text:p>
            </text:list-item>
          </text:list>
        </text:list-item>
      </text:list>
      <text:p text:style-name="P39"/>
      <text:list xml:id="list190744114628025" text:continue-numbering="true" text:style-name="L7">
        <text:list-item>
          <text:p text:style-name="P38">Vertical alignment is defined by adding an <text:span text:style-name="T1">align-items</text:span> property to a flex container.</text:p>
        </text:list-item>
      </text:list>
      <text:p text:style-name="P39"/>
      <text:list xml:id="list190742982186344" text:continue-numbering="true" text:style-name="L7">
        <text:list-item>
          <text:p text:style-name="P40">The available options for <text:span text:style-name="T1">align-items</text:span> are: <text:span text:style-name="T10">center | flex-start | flex-end | stretch | baseline</text:span></text:p>
          <text:list>
            <text:list-item>
              <text:p text:style-name="P41">The stretch option lets you display the background of each element.</text:p>
            </text:list-item>
          </text:list>
        </text:list-item>
      </text:list>
      <text:p text:style-name="P42"/>
      <text:list xml:id="list190743763780821" text:continue-numbering="true" text:style-name="L7">
        <text:list-item>
          <text:p text:style-name="P41">The box for each item extends the full height of the flex container, regardless of how much content it contains.</text:p>
          <text:list>
            <text:list-item>
              <text:p text:style-name="P41">This behavior can be used to create equal-height columns with a variable amount of content.</text:p>
            </text:list-item>
          </text:list>
        </text:list-item>
      </text:list>
      <text:p text:style-name="P42"/>
      <text:p text:style-name="P8">Wrapping Flex Items</text:p>
      <text:list xml:id="list967402263" text:style-name="L8">
        <text:list-item>
          <text:p text:style-name="P43">To create a grid where items wrap to the next line, use <text:span text:style-name="T1">flex-wrap</text:span> property.</text:p>
          <text:list>
            <text:list-item>
              <text:p text:style-name="P44">If an item will flow off the edge, the item will be moved down to the next row.</text:p>
            </text:list-item>
          </text:list>
        </text:list-item>
      </text:list>
      <text:p text:style-name="P45"/>
      <text:list xml:id="list190742914487356" text:continue-numbering="true" text:style-name="L8">
        <text:list-item>
          <text:p text:style-name="P44">This changes the behavior of the flex-items to function much like floated boxes.</text:p>
        </text:list-item>
      </text:list>
      <text:p text:style-name="P45"/>
      <text:list xml:id="list190742727139936" text:continue-numbering="true" text:style-name="L8">
        <text:list-item>
          <text:p text:style-name="P46">By changing the value of <text:span text:style-name="T1">justify-content</text:span> for the flex-container, you can style how the last row will appear for left-over flex-items.</text:p>
        </text:list-item>
      </text:list>
      <text:p text:style-name="P47"/>
      <text:p text:style-name="P9">Flex Container Direction</text:p>
      <text:list xml:id="list1945760131" text:style-name="L9">
        <text:list-item>
          <text:p text:style-name="P71">'Direction'<text:span text:style-name="T2"> refers to whether the container will render items vertically or horizontally.</text:span></text:p>
        </text:list-item>
      </text:list>
      <text:p text:style-name="P72"><text:span text:style-name="T2"/></text:p>
      <text:list xml:id="list190743994591081" text:continue-numbering="true" text:style-name="L9">
        <text:list-item>
          <text:p text:style-name="P71"><text:span text:style-name="T2">To change the direction of a flex container, use: </text:span>flex-direction: column | column-reverse | row | row-reverse</text:p>
          <text:list>
            <text:list-item>
              <text:p text:style-name="P48">The default value for a flex container is <text:span text:style-name="T1">row</text:span>.</text:p>
            </text:list-item>
            <text:list-item>
              <text:p text:style-name="P48">This property is placed on the flex container.</text:p>
            </text:list-item>
          </text:list>
        </text:list-item>
      </text:list>
      <text:p text:style-name="P49"/>
      <text:p text:style-name="P10">Alignment Considerations</text:p>
      <text:list xml:id="list49548030" text:style-name="L10">
        <text:list-item>
          <text:p text:style-name="P50">When you rotate the direction of a container, you rotate the direction of the <text:span text:style-name="T1">justify-content</text:span> property.</text:p>
          <text:list>
            <text:list-item>
              <text:p text:style-name="P51"><text:soft-page-break/>When the flex-direction is column, it refers to the container's vertical alignment, not it's horizontal alignment.</text:p>
            </text:list-item>
          </text:list>
        </text:list-item>
      </text:list>
      <text:p text:style-name="P52"/>
      <text:p text:style-name="P11">Flex Container Order</text:p>
      <text:list xml:id="list951769568" text:style-name="L12">
        <text:list-item>
          <text:p text:style-name="P54">Before flexbox, the only way order is determined is by the order of HTML elements.</text:p>
          <text:p text:style-name="P54"/>
        </text:list-item>
      </text:list>
      <text:list xml:id="list3309930056" text:style-name="L11">
        <text:list-item>
          <text:p text:style-name="P53">The <text:span text:style-name="T1">flex-direction</text:span> property also offers control over the order in which items appear via <text:span text:style-name="T1">row-reverse</text:span> and <text:span text:style-name="T1">column-reverse</text:span>.</text:p>
        </text:list-item>
      </text:list>
      <text:p text:style-name="P55"/>
      <text:list xml:id="list190743204708945" text:continue-numbering="true" text:style-name="L11">
        <text:list-item>
          <text:p text:style-name="P53">When a row is reversed, it only swaps the order on a per-row basis.</text:p>
          <text:list>
            <text:list-item>
              <text:p text:style-name="P53">Try not to abuse this behavior. The HTML should still make sense without any styling.</text:p>
            </text:list-item>
          </text:list>
        </text:list-item>
      </text:list>
      <text:p text:style-name="P55"/>
      <text:p text:style-name="P12">Flex Item Order</text:p>
      <text:list xml:id="list2085705843" text:style-name="L13">
        <text:list-item>
          <text:p text:style-name="P56">It is possible to manipulate individual flex-items.</text:p>
        </text:list-item>
      </text:list>
      <text:p text:style-name="P57"/>
      <text:list xml:id="list190742978593660" text:continue-numbering="true" text:style-name="L13">
        <text:list-item>
          <text:p text:style-name="P56">Adding a <text:span text:style-name="T1">order</text:span> property to a flex-item will affect the order in which they appear in the flex-container.</text:p>
          <text:list>
            <text:list-item>
              <text:p text:style-name="P56">The default value is: <text:span text:style-name="T1">0</text:span>.</text:p>
            </text:list-item>
            <text:list-item>
              <text:p text:style-name="P56">Increasing or decreasing it will move the item to the right or left, respectively.</text:p>
            </text:list-item>
          </text:list>
        </text:list-item>
      </text:list>
      <text:p text:style-name="P57"/>
      <text:p text:style-name="P13">Flex Item Alignment</text:p>
      <text:list xml:id="list3457974355" text:style-name="L14">
        <text:list-item>
          <text:p text:style-name="P58">You can align flex-items individually by using the <text:span text:style-name="T1">align-self</text:span> property on a flex-item.</text:p>
          <text:list>
            <text:list-item>
              <text:p text:style-name="P58">This property overrides the <text:span text:style-name="T1">align-items</text:span> value from its container.</text:p>
            </text:list-item>
          </text:list>
        </text:list-item>
      </text:list>
      <text:p text:style-name="P59"/>
      <text:list xml:id="list190743791543010" text:continue-numbering="true" text:style-name="L14">
        <text:list-item>
          <text:p text:style-name="P58">There are other values that can be applied to the <text:span text:style-name="T1">align-self</text:span> property: <text:span text:style-name="T10">center | flex-start | flex-end | stretch | baseline</text:span></text:p>
        </text:list-item>
      </text:list>
      <text:p text:style-name="P13"/>
      <text:p text:style-name="P13">Flexible Items</text:p>
      <text:list xml:id="list2794964859" text:style-name="L15">
        <text:list-item>
          <text:p text:style-name="P60">Flex items are <text:span text:style-name="T9">flexible</text:span>: they can shrink and stretch to match the width of their containers.</text:p>
        </text:list-item>
      </text:list>
      <text:p text:style-name="P61"/>
      <text:list xml:id="list190742173193052" text:continue-numbering="true" text:style-name="L15">
        <text:list-item>
          <text:p text:style-name="P60">The <text:span text:style-name="T1">flex</text:span> property <text:s/>defines the width of individual items in a flex container.</text:p>
          <text:list>
            <text:list-item>
              <text:p text:style-name="P60">It allows the flex-item to have flexible widths.</text:p>
            </text:list-item>
            <text:list-item>
              <text:p text:style-name="P60">The value is a weight placed upon the item which tells the flex container how to distribute extra space to each item.</text:p>
              <text:list>
                <text:list-item>
                  <text:p text:style-name="P60">A flex value of <text:span text:style-name="T1">2</text:span> will grow twice as fast as flex-items with the default value of <text:span text:style-name="T1">1</text:span>.</text:p>
                </text:list-item>
              </text:list>
            </text:list-item>
          </text:list>
        </text:list-item>
      </text:list>
      <text:p text:style-name="P61"/>
      <text:list xml:id="list190742572867054" text:continue-numbering="true" text:style-name="L15">
        <text:list-item>
          <text:p text:style-name="P75"><text:span text:style-name="T6">The </text:span><text:span text:style-name="T8">flex</text:span><text:span text:style-name="T6"> property works similarly to the </text:span><text:span text:style-name="T8">justify-content</text:span><text:span text:style-name="T6"> property, but distributes extra space into the items themselves rather than the space in-between.</text:span></text:p>
        </text:list-item>
      </text:list>
      <text:p text:style-name="P74"><text:span text:style-name="T6"/></text:p>
      <text:p text:style-name="P77"><text:span text:style-name="T6"><text:tab/></text:span><text:span text:style-name="T7">Static Item Widths</text:span></text:p>
      <text:list xml:id="list2453185581" text:style-name="L17">
        <text:list-item>
          <text:p text:style-name="P76"><text:span text:style-name="T5">You can apply </text:span><text:span text:style-name="T7">flex: initial</text:span><text:span text:style-name="T5"> on a flex-item to create static boxes which are declared with the explicit </text:span><text:span text:style-name="T7">width</text:span><text:span text:style-name="T5"> property.</text:span></text:p>
          <text:p text:style-name="P76"><text:span text:style-name="T5"/></text:p>
        </text:list-item>
        <text:list-item>
          <text:p text:style-name="P76"><text:span text:style-name="T5">This is pretty common as it can be used for fixed-width sidebars (multiple sidebars) and a flexible content block containing the main text of the page.</text:span></text:p>
        </text:list-item>
      </text:list>
      <text:p text:style-name="P13"/>
      <text:p text:style-name="P13">Flex Items and Auto-Margins</text:p>
      <text:list xml:id="list443497737" text:style-name="L16">
        <text:list-item>
          <text:p text:style-name="P62"><text:soft-page-break/>Auto-margins in flexbox are special. They can be used as an alternative to an extra &lt;div&gt; when aligning a group of items to the left/right of a container.</text:p>
          <text:list>
            <text:list-item>
              <text:p text:style-name="P62">Auto-margins can be thought of as a 'divider' for flex items in the same container.</text:p>
            </text:list-item>
          </text:list>
        </text:list-item>
      </text:list>
      <text:p text:style-name="P63"/>
      <text:list xml:id="list190744024002675" text:continue-numbering="true" text:style-name="L16">
        <text:list-item>
          <text:p text:style-name="P64">Auto-margins takes up <text:span text:style-name="T1">all</text:span> the extra space in a flex container.</text:p>
          <text:list>
            <text:list-item>
              <text:p text:style-name="P64">When used with <text:span text:style-name="T1">space-between</text:span>, it moves the element along with any following items to the right side of the container.</text:p>
            </text:list-item>
          </text:list>
        </text:list-item>
      </text:list>
      <text:p text:style-name="P65"/>
      <text:list xml:id="list190744093270210" text:continue-numbering="true" text:style-name="L16">
        <text:list-item>
          <text:p text:style-name="P66">Using auto-margins can reduce the number of extra nested &lt;div&gt; necessary to group and layout items.</text:p>
        </text:list-item>
      </text:list>
      <text:p text:style-name="P67"/>
      <text:p text:style-name="P14">Summary</text:p>
      <text:list xml:id="list2338984197" text:style-name="L18">
        <text:list-item>
          <text:p text:style-name="P68">Use <text:span text:style-name="T1">display: flex</text:span> to create a flex container.</text:p>
        </text:list-item>
        <text:list-item>
          <text:p text:style-name="P68">Use <text:span text:style-name="T1">justify-content</text:span> to define the horizontal alignment of items.</text:p>
        </text:list-item>
        <text:list-item>
          <text:p text:style-name="P68">Use <text:span text:style-name="T1">align-items</text:span> to define the vertical alignment of items.</text:p>
        </text:list-item>
        <text:list-item>
          <text:p text:style-name="P68">Use <text:span text:style-name="T1">flex-direction</text:span> if you need columns instead of rows.</text:p>
        </text:list-item>
        <text:list-item>
          <text:p text:style-name="P68">Use<text:span text:style-name="T1"> row-reverse</text:span> or <text:span text:style-name="T1">column-reverse</text:span> values to flip item order.</text:p>
        </text:list-item>
        <text:list-item>
          <text:p text:style-name="P68">Use <text:span text:style-name="T1">order</text:span> to customize the order of individual elements.</text:p>
        </text:list-item>
        <text:list-item>
          <text:p text:style-name="P68">Use<text:span text:style-name="T1"> align-self</text:span> to vertically align individual items.</text:p>
        </text:list-item>
        <text:list-item>
          <text:p text:style-name="P68">Use <text:span text:style-name="T1">flex</text:span> to create flexible boxes that can stretch and shrink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00" meta:word-count="1262" meta:character-count="7248" meta:non-whitespace-character-count="6159"/>
  </office:meta>
</office:document-meta>
</file>